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2pt" officeooo:rsid="00158d71" officeooo:paragraph-rsid="00158d71" style:font-size-asian="12pt" style:font-size-complex="12pt"/>
    </style:style>
    <style:style style:name="P2" style:family="paragraph" style:parent-style-name="Standard">
      <style:paragraph-properties fo:text-align="center" style:justify-single-word="false"/>
      <style:text-properties fo:font-size="12pt" officeooo:rsid="00158d71" officeooo:paragraph-rsid="00158d71" style:font-size-asian="12pt" style:font-size-complex="12pt"/>
    </style:style>
    <style:style style:name="P3" style:family="paragraph" style:parent-style-name="Standard">
      <style:paragraph-properties fo:text-align="center" style:justify-single-word="false"/>
      <style:text-properties fo:font-size="16pt" officeooo:rsid="00149c0b" officeooo:paragraph-rsid="00149c0b" style:font-size-asian="16pt" style:font-size-complex="16pt"/>
    </style:style>
    <style:style style:name="P4" style:family="paragraph" style:parent-style-name="Standard">
      <style:paragraph-properties fo:margin-top="0.101cm" fo:margin-bottom="0.101cm" loext:contextual-spacing="false" fo:line-height="150%"/>
      <style:text-properties fo:font-size="14pt" officeooo:rsid="00149c0b" officeooo:paragraph-rsid="0017b735" style:font-size-asian="14pt" style:font-size-complex="14pt"/>
    </style:style>
    <style:style style:name="P5" style:family="paragraph" style:parent-style-name="Standard">
      <style:paragraph-properties fo:margin-top="0.101cm" fo:margin-bottom="0.101cm" loext:contextual-spacing="false" fo:line-height="150%"/>
      <style:text-properties fo:font-size="14pt" officeooo:rsid="00158d71" officeooo:paragraph-rsid="00158d71" style:font-size-asian="14pt" style:font-size-complex="14pt"/>
    </style:style>
    <style:style style:name="P6" style:family="paragraph" style:parent-style-name="Standard">
      <style:paragraph-properties fo:margin-top="0.101cm" fo:margin-bottom="0.101cm" loext:contextual-spacing="false" fo:line-height="150%"/>
      <style:text-properties fo:font-size="14pt" officeooo:rsid="001ed7d9" officeooo:paragraph-rsid="001ed7d9" style:font-size-asian="12.25pt" style:font-size-complex="14pt"/>
    </style:style>
    <style:style style:name="P7" style:family="paragraph" style:parent-style-name="Standard">
      <style:paragraph-properties fo:margin-top="0.101cm" fo:margin-bottom="0.101cm" loext:contextual-spacing="false" fo:line-height="150%"/>
      <style:text-properties fo:font-size="12pt" officeooo:rsid="00149c0b" officeooo:paragraph-rsid="00149c0b" style:font-size-asian="12pt" style:font-size-complex="12pt"/>
    </style:style>
    <style:style style:name="P8" style:family="paragraph" style:parent-style-name="Standard">
      <style:paragraph-properties fo:margin-top="0.101cm" fo:margin-bottom="0.101cm" loext:contextual-spacing="false" fo:line-height="150%"/>
      <style:text-properties fo:font-size="12pt" officeooo:rsid="00158d71" officeooo:paragraph-rsid="00158d71" style:font-size-asian="12pt" style:font-size-complex="12pt"/>
    </style:style>
    <style:style style:name="P9" style:family="paragraph" style:parent-style-name="Standard">
      <style:paragraph-properties fo:margin-top="0.101cm" fo:margin-bottom="0.101cm" loext:contextual-spacing="false" fo:line-height="150%"/>
      <style:text-properties fo:font-size="12pt" officeooo:rsid="001ed7d9" officeooo:paragraph-rsid="001ed7d9" style:font-size-asian="10.5pt" style:font-size-complex="12pt"/>
    </style:style>
    <style:style style:name="P10" style:family="paragraph" style:parent-style-name="Standard">
      <style:paragraph-properties fo:margin-top="0.101cm" fo:margin-bottom="0.101cm" loext:contextual-spacing="false" fo:line-height="150%"/>
      <style:text-properties fo:font-size="13pt" officeooo:rsid="0017ad6e" officeooo:paragraph-rsid="0017ad6e" style:font-size-asian="13pt" style:font-size-complex="13pt"/>
    </style:style>
    <style:style style:name="P11" style:family="paragraph" style:parent-style-name="Standard">
      <style:paragraph-properties fo:margin-top="0.101cm" fo:margin-bottom="0.101cm" loext:contextual-spacing="false" fo:line-height="150%"/>
      <style:text-properties fo:font-size="13pt" officeooo:rsid="0017b735" officeooo:paragraph-rsid="0017b735" style:font-size-asian="13pt" style:font-size-complex="13pt"/>
    </style:style>
    <style:style style:name="P12" style:family="paragraph" style:parent-style-name="Standard">
      <style:paragraph-properties fo:margin-top="0.101cm" fo:margin-bottom="0.101cm" loext:contextual-spacing="false" fo:line-height="150%"/>
      <style:text-properties fo:font-size="13pt" officeooo:rsid="001bdc63" officeooo:paragraph-rsid="001bdc63" style:font-size-asian="13pt" style:font-size-complex="13pt"/>
    </style:style>
    <style:style style:name="P13" style:family="paragraph" style:parent-style-name="Standard">
      <style:paragraph-properties fo:margin-top="0.101cm" fo:margin-bottom="0.101cm" loext:contextual-spacing="false" fo:line-height="150%"/>
      <style:text-properties fo:font-size="13pt" officeooo:rsid="001d26cc" officeooo:paragraph-rsid="001d26cc" style:font-size-asian="13pt" style:font-size-complex="13pt"/>
    </style:style>
    <style:style style:name="P14" style:family="paragraph" style:parent-style-name="Standard">
      <style:paragraph-properties fo:margin-top="0.101cm" fo:margin-bottom="0.101cm" loext:contextual-spacing="false" fo:line-height="150%"/>
      <style:text-properties fo:font-size="13pt" officeooo:rsid="001e1d4b" officeooo:paragraph-rsid="001e1d4b" style:font-size-asian="13pt" style:font-size-complex="13pt"/>
    </style:style>
    <style:style style:name="P15" style:family="paragraph" style:parent-style-name="Standard">
      <style:paragraph-properties fo:margin-top="0.101cm" fo:margin-bottom="0.101cm" loext:contextual-spacing="false" fo:line-height="150%"/>
      <style:text-properties fo:font-size="12pt" officeooo:rsid="00149c0b" officeooo:paragraph-rsid="0017b735" style:font-size-asian="12pt" style:font-size-complex="12pt"/>
    </style:style>
    <style:style style:name="T1" style:family="text">
      <style:text-properties officeooo:rsid="00177bf3"/>
    </style:style>
    <style:style style:name="T2" style:family="text">
      <style:text-properties officeooo:rsid="0017b735"/>
    </style:style>
    <style:style style:name="T3" style:family="text">
      <style:text-properties officeooo:rsid="0018779b"/>
    </style:style>
    <style:style style:name="T4" style:family="text">
      <style:text-properties officeooo:rsid="001d26cc"/>
    </style:style>
    <style:style style:name="T5" style:family="text">
      <style:text-properties officeooo:rsid="001e1d4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K3 Kernel README</text:p>
      <text:p text:style-name="P2">Lennox Fei</text:p>
      <text:p text:style-name="P2">Xuanji Li</text:p>
      <text:p text:style-name="P1"/>
      <text:p text:style-name="P4">Access and<text:span text:style-name="T2">\</text:span></text:p>
      <text:p text:style-name="P4">Build:<text:span text:style-name="T2">\</text:span></text:p>
      <text:p text:style-name="P15">Pull the latest commit from master. (As of the time this doc is written, this is 39e892bec6a396f283e3f097f870607ed677efee)</text:p>
      <text:p text:style-name="P7"/>
      <text:p text:style-name="P5">Structure of the Kernel:</text:p>
      <text:p text:style-name="P8">The kernel has been designed based on the principles of modularity and compatibility, and tries to minimize code repetition whenever it is possible. Owning to this, we <text:span text:style-name="T1">introduced interrupts and interrupt handlers in their own files inside kern, deviceRegistry in devices, minHeap in the util class, and clockServer in the user library, next to the nameServer and syscall library for the user space tasks. Theoretically, this makes it very easy for us to turn off the interrupts without big code change in our existing code base. The following will describe our changes in more details:</text:span></text:p>
      <text:p text:style-name="P10">General Refactoring</text:p>
      <text:p text:style-name="P11">A lot of effort actually went to refactoring and improving our code base. <text:span text:style-name="T3">Switching privilege mode now make use of CPSR_c, reducing register use and minimizes the damage gcc clobbering has on our code. Our previous exit kernel restored cpsr too early, and this did not play well with interrupts, so we resorted to pulling the CPSR into SPSR and user PC into kernel LR, finishing with a movs command . We made minor changes to the send/receive/reply API; SSR used to copy until the presence of a null terminator, and always null terminates the receive buffer, while this is much safer and allowed for easier processing with strings, it also severely limited what we could do and prevented us from doing byte copy operations, this was changed to allow for byte copies, with the trade off of needing to clearly define lengths when copying . Nameserver started adopting the bypte copy paradigm instead of serialization. In addition, we also upgraded our compiler and fixed new clobbering issues introduced with the new compiler. </text:span></text:p>
      <text:p text:style-name="P11"/>
      <text:p text:style-name="P12"><text:soft-page-break/>Device<text:span text:style-name="T4">Registry:</text:span></text:p>
      <text:p text:style-name="P13">DeviceRegistry is composed of a Map and a linked list structure that is integrated as a part of the DeviceRegistry struct. It makes use of the FIFO for O(1) allocation and free time, and using the link list, achieves a O(n) runtime for the worst case (pushing a list of registers to the readyQueue when a device generates an interrupt), and O(logn) for insertion.</text:p>
      <text:p text:style-name="P13"/>
      <text:p text:style-name="P13">Interrupt:</text:p>
      <text:p text:style-name="P13">Interrupt handler follows a very similar procedure to the SWI handler. The raw handler is naked asm, with no stack modification<text:span text:style-name="T5">s, begins by saving the registers and spsr in exactly the same way swi handler saves, and for parts of the code that would be easier written in C style variables, we put them in separate non naked functions that the handler Bls to, before eventually performing the same cleanup routines. Interrupt to specific device will trigger the DeviceRegistry release, although this is subject to change in the future.</text:span></text:p>
      <text:p text:style-name="P13"/>
      <text:p text:style-name="P14">MinHeap:</text:p>
      <text:p text:style-name="P14">Porting the existing logic from our priority queue, MinHeap is what it describes, a heap where the minimal value is on top, and stored in a KV pair for more flexible use cases. This allows for nice constant O(logn) runtime for insert and remove, and peek is )(1).</text:p>
      <text:p text:style-name="P14"/>
      <text:p text:style-name="P14">ClockServer:</text:p>
      <text:p text:style-name="P14">ClockServer leverages all of the features described above; it makes use of the AwaitDevice calls and DeviceRegistry for the ClockNotifier task, the nameserver for coordinating with the ClockNotifier, and adopts the Byte copy pattern in order to squeeze more performance out of the server. MinHeap is used to sort incoming wait requests by order of increasing times, where the key is the number of ticks elapsed from the beginning, this means that the requests can be checked without periodic updates to all values, and that we can efficienctly find the requests that need to be replied to first wtihout performing a linear search.</text:p>
      <text:p text:style-name="P6"><text:soft-page-break/>Repos</text:p>
      <text:p text:style-name="P9">You should find them here: <text:a xlink:type="simple" xlink:href="https://git.uwaterloo.ca/f5fei/chos/commits/master" text:style-name="Internet_20_link" text:visited-style-name="Visited_20_Internet_20_Link">https://git.uwaterloo.ca/f5fei/chos/commits/master</text:a></text:p>
      <text:p text:style-name="P9"/>
      <text:p text:style-name="P6">Outputs</text:p>
      <text:p text:style-name="P9">The output can be found in the same folder this is in (K3/delay.txt).</text:p>
      <text:p text:style-name="P9">The tests are essentially 4 delayer tasks asking to be awaited on by varying amount of delays.</text:p>
      <text:p text:style-name="P9">The first task, rated at priority 3, assuming lag free execution, asks to be resumed at the following ticks:</text:p>
      <text:p text:style-name="P9">10, 20, 30, 40, 50, 60, 70, 80, 90, 100, 110, 120, 130, 140, 150, 160, 170, 180, 190, 200</text:p>
      <text:p text:style-name="P9">Second task of priority 4 generates:</text:p>
      <text:p text:style-name="P9">23, 46, 69, 92, 115, 138, 161, 184, 207</text:p>
      <text:p text:style-name="P9">Third task of prioirty 5 generates:</text:p>
      <text:p text:style-name="P9">33, 66, 99, 132, 165, 198</text:p>
      <text:p text:style-name="P9">Fourth task generates:</text:p>
      <text:p text:style-name="P9">71, 142, 213</text:p>
      <text:p text:style-name="P9"/>
      <text:p text:style-name="P9">When you interlace them, you get the approximate result, and in our case this appears to be exactly rig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7T00:21:08.052447199</meta:creation-date>
    <meta:editing-duration>PT12M36S</meta:editing-duration>
    <meta:editing-cycles>4</meta:editing-cycles>
    <meta:generator>LibreOffice/6.0.7.3$Linux_X86_64 LibreOffice_project/00m0$Build-3</meta:generator>
    <dc:date>2019-10-07T02:02:59.709027738</dc:date>
    <meta:document-statistic meta:table-count="0" meta:image-count="0" meta:object-count="0" meta:page-count="3" meta:paragraph-count="32" meta:word-count="738" meta:character-count="4387" meta:non-whitespace-character-count="3680"/>
  </office:meta>
</office:document-meta>
</file>